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8c00d" officeooo:paragraph-rsid="0018c00d" style:font-style-asian="normal" style:font-weight-asian="normal"/>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8c00d" officeooo:paragraph-rsid="0018c00d" style:font-style-asian="normal" style:font-weight-asian="normal"/>
    </style:style>
    <style:style style:name="P5"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93c9f" officeooo:paragraph-rsid="00193c9f" style:font-style-asian="normal" style:font-weight-asian="normal"/>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fo:font-variant="normal" fo:text-transform="none" fo:color="#000000" loext:opacity="100%" fo:font-size="18pt" fo:letter-spacing="normal" fo:font-style="normal" fo:font-weight="normal" style:font-size-asian="18pt" style:font-style-asian="normal" style:font-weight-asian="normal" style:font-size-complex="18pt"/>
    </style:style>
    <style:style style:name="T4" style:family="text">
      <style:text-properties fo:font-variant="normal" fo:text-transform="none" fo:color="#000000" loext:opacity="100%" fo:font-size="18pt" fo:letter-spacing="normal" fo:font-style="normal" fo:font-weight="normal" officeooo:rsid="0018c00d" style:font-size-asian="18pt" style:font-style-asian="normal" style:font-weight-asian="normal" style:font-size-complex="18pt"/>
    </style:style>
    <style:style style:name="T5" style:family="text">
      <style:text-properties officeooo:rsid="00193c9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The People’s Assembly, convening on the 18th of </text:span><text:span text:style-name="T4">November</text:span><text:span text:style-name="T3"> 2020 under the </text:span><text:span text:style-name="T4">32nd</text:span><text:span text:style-name="T3"> PA Meeting.</text:span></text:p>
      <text:p text:style-name="P1"/>
      <text:p text:style-name="P1">The Assembly, recognising the current situation,</text:p>
      <text:p text:style-name="P1"/>
      <text:p text:style-name="P2">Constitutes the need to regulate the following:</text:p>
      <text:p text:style-name="P2">All motions must contain a proper reasoning to the extend that if the creator is not present in the meeting where the motion is discussed the PA can still understand the reason for the motion to be made. <text:span text:style-name="T5">Following the following format:</text:span></text:p>
      <text:p text:style-name="P5">Motion: [title]</text:p>
      <text:p text:style-name="P5">Reason/Details: [explanation of why and specifics of the title]</text:p>
      <text:p text:style-name="P1"/>
      <text:p text:style-name="P1">And proceeds.</text:p>
      <text:p text:style-name="P1"/>
      <text:p text:style-name="P1">Signed by,</text:p>
      <text:p text:style-name="P2">ChairmanSteven</text:p>
      <text:p text:style-name="P2">RedPanda_4</text:p>
      <text:p text:style-name="P2">eldegron</text:p>
      <text:p text:style-name="P2">_yoran_</text:p>
      <text:p text:style-name="P2">CommissarChenkov</text:p>
      <text:p text:style-name="P2">LabourIsCool</text:p>
      <text:p text:style-name="P1"/>
      <text:p text:style-name="P1"/>
      <text:p text:style-name="P1"/>
      <text:p text:style-name="Standard"><text:span text:style-name="T1">[</text:span><text:span text:style-name="T2">Motion 32-1: To require motions to include an explanation of its reasons in order that people’s assembly can be informed of the reasoning of the proposer and other background information</text:span><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dc:date>2020-11-19T19:37:44.270523890</dc:date>
    <meta:editing-duration>PT2M54S</meta:editing-duration>
    <meta:editing-cycles>4</meta:editing-cycles>
    <meta:generator>LibreOffice/7.0.2.2$Linux_X86_64 LibreOffice_project/3a01483fc371ab18cfca4bab0d636937da5eaf70</meta:generator>
    <meta:document-statistic meta:table-count="0" meta:image-count="0" meta:object-count="0" meta:page-count="1" meta:paragraph-count="15" meta:word-count="121" meta:character-count="774" meta:non-whitespace-character-count="668"/>
  </office:meta>
</office:document-meta>
</file>